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7F0000371F0000176D8DB44AF3.svm"/>
  <manifest:file-entry manifest:media-type="" manifest:full-path="Pictures/200000C10000371F0000176DD4F4B9B4.svm"/>
  <manifest:file-entry manifest:media-type="" manifest:full-path="Pictures/2000031F0000371F0000176D3C80FD5A.svm"/>
  <manifest:file-entry manifest:media-type="" manifest:full-path="Pictures/200000970000371F0000176DC48AA00F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" style:family="paragraph" style:parent-style-name="Standard">
      <style:paragraph-properties>
        <style:tab-stops>
          <style:tab-stop style:position="1.244cm"/>
          <style:tab-stop style:position="5.609cm"/>
          <style:tab-stop style:position="5.662cm"/>
        </style:tab-stops>
      </style:paragraph-properties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3" style:family="paragraph" style:parent-style-name="Standard"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4" style:family="paragraph" style:parent-style-name="Standard">
      <style:text-properties style:text-position="0% 100%" style:font-name="DejaVu Sans1" fo:font-size="12pt" fo:language="sv" fo:country="SE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5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6" style:family="paragraph" style:parent-style-name="Standard">
      <style:text-properties style:font-name="DejaVu Sans" fo:font-size="12pt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7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8" style:family="paragraph" style:parent-style-name="Standard">
      <style:paragraph-properties fo:break-before="page"/>
      <style:text-properties style:text-position="0% 100%" style:font-name="DejaVu Sans1" fo:font-size="12pt" fo:language="sv" fo:country="SE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" style:family="text">
      <style:text-properties style:text-position="super 58%" fo:language="sv" fo:country="SE"/>
    </style:style>
    <style:style style:name="T2" style:family="text">
      <style:text-properties style:text-position="0% 100%" fo:language="sv" fo:country="SE"/>
    </style:style>
    <style:style style:name="T3" style:family="text">
      <style:text-properties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0% 100%" style:font-name="DejaVu Sans1" fo:language="sv" fo:country="SE" style:font-name-asian="Courier New" style:font-name-complex="Courier New"/>
    </style:style>
    <style:style style:name="T5" style:family="text">
      <style:text-properties style:text-position="sub 58%" fo:language="sv" fo:country="SE"/>
    </style:style>
    <style:style style:name="T6" style:family="text">
      <style:text-properties style:font-name="DejaVu Sans1" style:font-name-asian="Courier New" style:font-name-complex="Courier New"/>
    </style:style>
    <style:style style:name="T7" style:family="text">
      <style:text-properties fo:color="#ffffff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4" draw:name="Object31" text:anchor-type="as-char" svg:width="2.025cm" svg:height="0.616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>Ansats: u(x; y) = X(x)Y(y)</text:p>
      <text:p text:style-name="P3"/>
      <text:p text:style-name="P3">X'(x)Y(y) = X(x)Y(y) + X(x)Y'(y)</text:p>
      <text:p text:style-name="P3"/>
      <text:p text:style-name="P3">Dividera med X(x)Y(y).</text:p>
      <text:p text:style-name="P3"/>
      <text:p text:style-name="P3"><draw:frame draw:style-name="fr4" draw:name="Object23" text:anchor-type="as-char" svg:width="6.803cm" svg:height="1.064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<draw:frame draw:style-name="fr4" draw:name="Object24" text:anchor-type="as-char" svg:width="4.519cm" svg:height="1.125cm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><draw:frame draw:style-name="fr4" draw:name="Object25" text:anchor-type="as-char" svg:width="3.059cm" svg:height="1.242cm" draw:z-index="13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5"><text:span text:style-name="T2">u</text:span><text:span text:style-name="T5">λ</text:span><text:span text:style-name="T2">(x; y) = (AB)</text:span><text:span text:style-name="T5">λ</text:span><text:span text:style-name="T2">e</text:span><text:span text:style-name="T1">λx + (λ – 1)y</text:span><text:span text:style-name="T2"> = c</text:span><text:span text:style-name="T5">λ</text:span><text:span text:style-name="T2">e</text:span><text:span text:style-name="T1">λx + (λ – 1)y</text:span></text:p>
      <text:p text:style-name="P3"/>
      <text:p text:style-name="P1"><draw:frame draw:style-name="fr4" draw:name="Object26" text:anchor-type="as-char" svg:width="4.556cm" svg:height="0.89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Om ƒ(t) är absolut integrerbar:</text:p>
      <text:p text:style-name="P1"/>
      <text:p text:style-name="P1"><text:tab/><draw:frame draw:style-name="fr4" draw:name="Object1" text:anchor-type="as-char" svg:width="5.884cm" svg:height="1.323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Om ƒ och ƒ' är styckvis kontinuerliga i varje ändligt intervall så gäller:</text:p>
      <text:p text:style-name="P1"/>
      <text:p text:style-name="P5"><text:span text:style-name="T3"><text:tab/></text:span><text:span text:style-name="T3"><draw:frame draw:style-name="fr4" draw:name="Object2" text:anchor-type="as-char" svg:width="6.742cm" svg:height="1.323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"/>
      <text:p text:style-name="P1"/>
      <text:p text:style-name="P1"><draw:frame draw:style-name="fr1" draw:name="graphics1" text:anchor-type="paragraph" svg:width="14.111cm" svg:height="5.997cm" draw:z-index="1"><draw:image xlink:href="Pictures/2000007F0000371F0000176D8DB44AF3.svm" xlink:type="simple" xlink:show="embed" xlink:actuate="onLoad"/></draw:frame></text:p>
      <text:p text:style-name="P1"><text:soft-page-break/>FT (Fouriertransformer) är linjära:</text:p>
      <text:p text:style-name="P1"/>
      <text:p text:style-name="P1"><text:tab/>Om ƒ och g är absolut kontinuerliga så är</text:p>
      <text:p text:style-name="P1"><text:tab/></text:p>
      <text:p text:style-name="P1"><text:tab/><draw:frame draw:style-name="fr4" draw:name="Object4" text:anchor-type="as-char" svg:width="9.506cm" svg:height="0.55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Dualitet:</text:p>
      <text:p text:style-name="P1"/>
      <text:p text:style-name="P1"><draw:frame draw:style-name="fr2" draw:name="graphics2" text:anchor-type="paragraph" svg:x="1.443cm" svg:y="0cm" svg:width="14.111cm" svg:height="5.997cm" draw:z-index="2"><draw:image xlink:href="Pictures/200000970000371F0000176DC48AA00F.svm" xlink:type="simple" xlink:show="embed" xlink:actuate="onLoad"/></draw:frame><text:tab/></text:p>
      <text:p text:style-name="P1"><text:tab/><draw:frame draw:style-name="fr4" draw:name="Object8" text:anchor-type="as-char" svg:width="4.36cm" svg:height="0.633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4">Derivering och transformering:</text:p>
      <text:p text:style-name="P4"/>
      <text:p text:style-name="P6"><text:span text:style-name="T4"><text:tab/></text:span><text:span text:style-name="T4"><draw:frame draw:style-name="fr4" draw:name="Object15" text:anchor-type="as-char" svg:width="4.216cm" svg:height="0.6cm" draw:z-index="15"><draw:object xlink:href="./Object 11" xlink:type="simple" xlink:show="embed" xlink:actuate="onLoad"/><draw:image xlink:href="./ObjectReplacements/Object 11" xlink:type="simple" xlink:show="embed" xlink:actuate="onLoad"/></draw:frame></text:span><text:span text:style-name="T4">där</text:span><text:span text:style-name="T4"><draw:frame draw:style-name="fr4" draw:name="Object16" text:anchor-type="as-char" svg:width="0.399cm" svg:height="0.566cm" draw:z-index="16"><draw:object xlink:href="./Object 12" xlink:type="simple" xlink:show="embed" xlink:actuate="onLoad"/><draw:image xlink:href="./ObjectReplacements/Object 12" xlink:type="simple" xlink:show="embed" xlink:actuate="onLoad"/></draw:frame></text:span><text:span text:style-name="T4">är FT av ƒ.</text:span></text:p>
      <text:p text:style-name="P4"/>
      <text:p text:style-name="P4"><text:tab/>På samma sätt:</text:p>
      <text:p text:style-name="P4"/>
      <text:p text:style-name="P1"><text:span text:style-name="T6"><text:tab/><text:tab/></text:span><text:span text:style-name="T6"><draw:frame draw:style-name="fr4" draw:name="Object17" text:anchor-type="as-char" svg:width="4.851cm" svg:height="0.61cm" draw:z-index="11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4"/>
      <text:p text:style-name="P4"/>
      <text:p text:style-name="P4"/>
      <text:p text:style-name="P8">Frekvensspektrum för stegade funktioner:</text:p>
      <text:p text:style-name="P4"/>
      <text:p text:style-name="P1">Om ƒ(t) har TF,<draw:frame draw:style-name="fr4" draw:name="Object27" text:anchor-type="as-char" svg:width="1.12cm" svg:height="0.572cm" draw:z-index="17"><draw:object xlink:href="./Object 14" xlink:type="simple" xlink:show="embed" xlink:actuate="onLoad"/><draw:image xlink:href="./ObjectReplacements/Object 14" xlink:type="simple" xlink:show="embed" xlink:actuate="onLoad"/></draw:frame>, vad är då FT för ƒ(t – 1)?</text:p>
      <text:p text:style-name="P1"><draw:frame draw:style-name="fr2" draw:name="graphics3" text:anchor-type="paragraph" svg:x="0.067cm" svg:y="0cm" svg:width="14.111cm" svg:height="5.997cm" draw:z-index="9"><draw:image xlink:href="Pictures/200000C10000371F0000176DD4F4B9B4.svm" xlink:type="simple" xlink:show="embed" xlink:actuate="onLoad"/></draw:frame><text:tab/><draw:frame draw:style-name="fr5" draw:name="Object28" text:anchor-type="as-char" svg:y="-0.594cm" svg:width="15.626cm" svg:height="1.323cm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><draw:frame draw:style-name="fr4" draw:name="Object29" text:anchor-type="as-char" svg:width="4.75cm" svg:height="0.6cm" draw:z-index="19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1">Frekvensspektra för ƒ(t) och ƒ(t – 1) är samma.</text:p>
      <text:p text:style-name="P1"/>
      <text:p text:style-name="P1"><draw:frame draw:style-name="fr4" draw:name="Object30" text:anchor-type="as-char" svg:width="1.341cm" svg:height="0.573cm" draw:z-index="20"><draw:object xlink:href="./Object 17" xlink:type="simple" xlink:show="embed" xlink:actuate="onLoad"/><draw:image xlink:href="./ObjectReplacements/Object 17" xlink:type="simple" xlink:show="embed" xlink:actuate="onLoad"/></draw:frame>= “frekvensspektrum”</text:p>
      <text:p text:style-name="P1"/>
      <text:p text:style-name="P1"><draw:frame draw:style-name="fr4" draw:name="Object3" text:anchor-type="as-char" svg:width="8.005cm" svg:height="1.03cm" draw:z-index="22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><text:span text:style-name="T6"><draw:frame draw:style-name="fr4" draw:name="Object32" text:anchor-type="as-char" svg:width="2.432cm" svg:height="0.554cm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6">är frekvensspektrumet för ƒ(t – 1).</text:span></text:p>
      <text:p text:style-name="P4"/>
      <text:p text:style-name="P4"/>
      <text:p text:style-name="P4"/>
      <text:p text:style-name="P4"/>
      <text:p text:style-name="P4"/>
      <text:p text:style-name="P1">|t| med Heavisides funktion:</text:p>
      <text:p text:style-name="P1"/>
      <text:p text:style-name="P2"><text:tab/>|t| = (2 U(t) – 1)t<text:tab/>=</text:p>
      <text:p text:style-name="P2"><text:tab/><text:span text:style-name="T7">|t| </text:span>= 2t U(t) – t<text:tab/>=</text:p>
      <text:p text:style-name="P2"><text:tab/><text:span text:style-name="T7">|t| </text:span>= (U(t) – U(-t))t<text:tab/>=</text:p>
      <text:p text:style-name="P2"><text:tab/><text:span text:style-name="T7">|t| </text:span>= t U(t) – t U(-t)<text:tab/>=</text:p>
      <text:p text:style-name="P1"><text:tab/><text:span text:style-name="T7">|t| </text:span>= <text:span text:style-name="T8">t U(t) + (–t) U(-t)</text:span></text:p>
      <text:p text:style-name="P4"/>
      <text:p text:style-name="P4"/>
      <text:p text:style-name="P7">Dirac pulser:</text:p>
      <text:p text:style-name="P1"/>
      <text:p text:style-name="P1"><text:tab/>Betrakta gränsvärdet</text:p>
      <text:p text:style-name="P1"/>
      <text:p text:style-name="P1"><text:tab/><draw:frame draw:style-name="fr4" draw:name="Object20" text:anchor-type="as-char" svg:width="6.803cm" svg:height="1.069cm" draw:z-index="23"><draw:object xlink:href="./Object 20" xlink:type="simple" xlink:show="embed" xlink:actuate="onLoad"/><draw:image xlink:href="./ObjectReplacements/Object 20" xlink:type="simple" xlink:show="embed" xlink:actuate="onLoad"/></draw:frame></text:p>
      <text:p text:style-name="P1"/>
      <text:p text:style-name="P1"><draw:frame draw:style-name="fr3" draw:name="graphics5" text:anchor-type="paragraph" svg:width="14.111cm" svg:height="5.997cm" draw:z-index="12"><draw:image xlink:href="Pictures/2000031F0000371F0000176D3C80FD5A.svm" xlink:type="simple" xlink:show="embed" xlink:actuate="onLoad"/></draw:frame></text:p>
      <text:p text:style-name="P1"><text:tab/>I vanlig mening konvergerar det inte.</text:p>
      <text:p text:style-name="P1"/>
      <text:p text:style-name="P1"><text:tab/>Men</text:p>
      <text:p text:style-name="P1"/>
      <text:p text:style-name="P1"><text:tab/><text:tab/><draw:frame draw:style-name="fr4" draw:name="Object21" text:anchor-type="as-char" svg:width="6.191cm" svg:height="1.323cm" draw:z-index="24"><draw:object xlink:href="./Object 21" xlink:type="simple" xlink:show="embed" xlink:actuate="onLoad"/><draw:image xlink:href="./ObjectReplacements/Object 21" xlink:type="simple" xlink:show="embed" xlink:actuate="onLoad"/></draw:frame>för alla a.</text:p>
      <text:p text:style-name="P1"/>
      <text:p text:style-name="P1"><text:tab/>För en glatt funktion ƒ:</text:p>
      <text:p text:style-name="P1"/>
      <text:p text:style-name="P1"><text:tab/><text:tab/><draw:frame draw:style-name="fr4" draw:name="Object22" text:anchor-type="as-char" svg:width="10.672cm" svg:height="1.323cm" draw:z-index="25"><draw:object xlink:href="./Object 22" xlink:type="simple" xlink:show="embed" xlink:actuate="onLoad"/><draw:image xlink:href="./ObjectReplacements/Object 22" xlink:type="simple" xlink:show="embed" xlink:actuate="onLoad"/></draw:frame></text:p>
      <text:p text:style-name="P1"/>
      <text:p text:style-name="P1"><text:tab/></text:p>
      <text:p text:style-name="P1"><text:tab/>Definiera δ(t) som en sådan funtion att</text:p>
      <text:p text:style-name="P1"/>
      <text:p text:style-name="P1"><text:span text:style-name="T6"><text:tab/></text:span><text:span text:style-name="T6"><draw:frame draw:style-name="fr4" draw:name="Object5" text:anchor-type="as-char" svg:width="4.27cm" svg:height="1.323cm" draw:z-index="21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4H29M57S</meta:editing-duration>
    <meta:editing-cycles>58</meta:editing-cycles>
    <meta:generator>OpenOffice.org/3.1$Win32 OpenOffice.org_project/310m19$Build-9420</meta:generator>
    <dc:date>2010-10-16T22:28:24.45</dc:date>
    <dc:creator>Mattias </dc:creator>
    <meta:document-statistic meta:table-count="0" meta:image-count="4" meta:object-count="22" meta:page-count="4" meta:paragraph-count="49" meta:word-count="170" meta:character-count="90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 math:fontstyle="normal">y</math:mi>
          </math:mrow>
          <math:mo math:stretchy="false">)</math:mo>
        </math:mrow>
        <math:mo math:stretchy="false">=</math:mo>
        <math:mrow>
          <math:munder>
            <math:mo math:stretchy="false">∑</math:mo>
            <math:mrow>
              <math:mo math:stretchy="false">∀</math:mo>
              <math:mo math:stretchy="false">λ</math:mo>
            </math:mrow>
          </math:munder>
          <math:msub>
            <math:mi math:fontstyle="normal">c</math:mi>
            <math:mo math:stretchy="false">λ</math:mo>
          </math:msub>
        </math:mrow>
      </math:mrow>
      <math:msup>
        <math:mi math:fontstyle="normal">e</math:mi>
        <math:mrow>
          <math:mo math:stretchy="false">λ</math:mo>
          <math:mrow>
            <math:mi math:fontstyle="normal">x</math:mi>
            <math:mo math:stretchy="false">+</math:mo>
            <math:mrow>
              <math:mo math:stretchy="false">(</math:mo>
              <math:mrow>
                <math:mo math:stretchy="false">λ</math:mo>
                <math:mo math:stretchy="false">−</math:mo>
                <math:mn>1</math:mn>
              </math:mrow>
              <math:mo math:stretchy="false">)</math:mo>
            </math:mrow>
          </math:mrow>
          <math:mi math:fontstyle="normal">y</math:mi>
        </math:mrow>
      </math:msup>
    </math:mrow>
    <math:annotation math:encoding="StarMath 5.0">u(x; y) = sum from {forall %lambda} c_%lambda e^{%lambda x + (%lambda - 1)y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sup>
            <math:mi math:fontstyle="normal">ƒ</math:mi>
            <math:mrow>
              <math:mo math:stretchy="false">(</math:mo>
              <math:mi math:fontstyle="normal">n</math:mi>
              <math:mo math:stretchy="false">)</math:mo>
            </math:mrow>
          </math:msup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sup>
          <math:mrow>
            <math:mo math:stretchy="false">(</math:mo>
            <math:mi>iω</math:mi>
            <math:mo math:stretchy="false">)</math:mo>
          </math:mrow>
          <math:mi math:fontstyle="normal">n</math:mi>
        </math:msup>
      </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</math:mrow>
    <math:annotation math:encoding="StarMath 5.0">ℱ left ( ƒ^(n)(t) right )(ω) = (iω)^n{hat ƒ}(ω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i math:fontstyle="normal">ƒ</math:mi>
          <math:mi math:fontstyle="normal">'</math:mi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i>iω</math:mi>
      </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</math:mrow>
    <math:annotation math:encoding="StarMath 5.0">ℱ left ( ƒ'(t) right )(ω) = iω{hat ƒ}(ω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ƒ</math:mi>
      <math:mo math:stretchy="false">ˆ</math:mo>
    </math:mover>
    <math:annotation math:encoding="StarMath 5.0">hat ƒ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fenced math:open="∣" math:close="∣">
      <math:mrow>
        <math:mi math:fontstyle="normal">ℱ</math:mi>
        <math:mfenced math:open="" math:close="">
          <math:mrow>
            <math:mi math:fontstyle="normal">ƒ</math:mi>
            <math:mrow>
              <math:mo math:stretchy="false">(</math:mo>
              <math:mrow>
                <math:mi math:fontstyle="normal">t</math:mi>
                <math:mo math:stretchy="false">−</math:mo>
                <math:mn>1</math:mn>
              </math:mrow>
              <math:mo math:stretchy="false">)</math:mo>
            </math:mrow>
          </math:mrow>
        </math:mfenced>
      </math:mrow>
    </math:mfenced>
    <math:annotation math:encoding="StarMath 5.0">abs {ℱ left ( ƒ(t - 1) right )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</math:mrow>
    <math:annotation math:encoding="StarMath 5.0">hat ƒ (ω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i math:fontstyle="normal">ƒ</math:mi>
          <math:mrow>
            <math:mo math:stretchy="false">(</math:mo>
            <math:mrow>
              <math:mi math:fontstyle="normal">t</math:mi>
              <math:mo math:stretchy="false">−</math:mo>
              <math:mn>1</math:mn>
            </math:mrow>
            <math:mo math:stretchy="false">)</math:mo>
          </math:mrow>
        </math:mrow>
      </math:mfenced>
      <math:mrow>
        <math:mrow>
          <math:mrow>
            <math:mo math:stretchy="false">(</math:mo>
            <math:mi math:fontstyle="normal">ω</math:mi>
            <math:mo math:stretchy="false">)</math:mo>
          </math:mrow>
          <math:mo math:stretchy="false">=</math:mo>
          <math:mfenced math:open="{" math:close="}">
            <math:mrow>
              <math:mrow>
                <math:mi math:fontstyle="normal">s</math:mi>
                <math:mover>
                  <math:mo math:stretchy="false">=</math:mo>
                  <math:mi math:fontstyle="normal">∆</math:mi>
                </math:mover>
                <math:mrow>
                  <math:mi math:fontstyle="normal">t</math:mi>
                  <math:mo math:stretchy="false">−</math:mo>
                  <math:mn>1</math:mn>
                </math:mrow>
              </math:mrow>
              <math:mo math:stretchy="false">∣</math:mo>
              <math:mrow>
                <math:mi math:fontstyle="normal">t</math:mi>
                <math:mo math:stretchy="false">=</math:mo>
                <math:mrow>
                  <math:mi math:fontstyle="normal">s</math:mi>
                  <math:mo math:stretchy="false">+</math:mo>
                  <math:mn>1</math:mn>
                </math:mrow>
              </math:mrow>
            </math:mrow>
          </math:mfenced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ƒ</math:mi>
      <math:mrow>
        <math:mo math:stretchy="false">(</math:mo>
        <math:mi math:fontstyle="normal">s</math:mi>
        <math:mo math:stretchy="false">)</math:mo>
      </math:mrow>
      <math:msup>
        <math:mi math:fontstyle="normal">e</math:mi>
        <math:mrow>
          <math:mi>iω</math:mi>
          <math:mrow>
            <math:mo math:stretchy="false">(</math:mo>
            <math:mrow>
              <math:mi math:fontstyle="normal">s</math:mi>
              <math:mo math:stretchy="false">+</math:mo>
              <math:mn>1</math:mn>
            </math:mrow>
            <math:mo math:stretchy="false">)</math:mo>
          </math:mrow>
        </math:mrow>
      </math:msup>
      <math:mi/>
      <math:mrow>
        <math:mi>ds</math:mi>
        <math:mo math:stretchy="false">=</math:mo>
        <math:msup>
          <math:mi math:fontstyle="normal">e</math:mi>
          <math:mi>iω</math:mi>
        </math:msup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s</math:mi>
        <math:mo math:stretchy="false">)</math:mo>
      </math:mrow>
      <math:msup>
        <math:mi math:fontstyle="normal">e</math:mi>
        <math:mi>iωs</math:mi>
      </math:msup>
      <math:mi/>
      <math:mrow>
        <math:mi>ds</math:mi>
        <math:mo math:stretchy="false">=</math:mo>
        <math:msup>
          <math:mi math:fontstyle="normal">e</math:mi>
          <math:mi>iω</math:mi>
        </math:msup>
      </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</math:mrow>
    <math:annotation math:encoding="StarMath 5.0">ℱ left ( ƒ(t - 1) right )(ω) = left lbrace s = csup ∆ t - 1 mline t = s + 1 right rbrace = {size *1.25 int from {-infinity} to infinity ""} ƒ(s) e^{iω(s + 1)}`ds = e^{iω} {size *1.25 int from {-infinity} to infinity ""} ƒ(s)e^{iωs}`ds = e^{iω} hat ƒ (ω)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i math:fontstyle="normal">ƒ</math:mi>
          <math:mrow>
            <math:mo math:stretchy="false">(</math:mo>
            <math:mrow>
              <math:mi math:fontstyle="normal">t</math:mi>
              <math:mo math:stretchy="false">−</math:mo>
              <math:mn>1</math:mn>
            </math:mrow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sup>
          <math:mi math:fontstyle="normal">e</math:mi>
          <math:mi>iω</math:mi>
        </math:msup>
      </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</math:mrow>
    <math:annotation math:encoding="StarMath 5.0">ℱ left ( ƒ(t - 1) right )(ω) = e^{iω} hat ƒ (ω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fenced math:open="∣" math:close="∣">
      <math:mrow>
        <math:mover math:accent="true">
          <math:mi math:fontstyle="normal">ƒ</math:mi>
          <math:mo math:stretchy="false">ˆ</math:mo>
        </math:mover>
        <math:mrow>
          <math:mo math:stretchy="false">(</math:mo>
          <math:mi math:fontstyle="normal">ω</math:mi>
          <math:mo math:stretchy="false">)</math:mo>
        </math:mrow>
      </math:mrow>
    </math:mfenced>
    <math:annotation math:encoding="StarMath 5.0">abs {hat ƒ (ω)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∣" math:close="∣">
            <math:mrow>
              <math:mi math:fontstyle="normal">ℱ</math:mi>
              <math:mfenced math:open="" math:close="">
                <math:mrow>
                  <math:mi math:fontstyle="normal">ƒ</math:mi>
                  <math:mrow>
                    <math:mo math:stretchy="false">(</math:mo>
                    <math:mrow>
                      <math:mi math:fontstyle="normal">t</math:mi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</math:mfenced>
            </math:mrow>
          </math:mfenced>
          <math:mo math:stretchy="false">=</math:mo>
          <math:mfenced math:open="∣" math:close="∣">
            <math:mrow>
              <math:msup>
                <math:mi math:fontstyle="normal">e</math:mi>
                <math:mi>iω</math:mi>
              </math:msup>
              <math:mover math:accent="true">
                <math:mi math:fontstyle="normal">ƒ</math:mi>
                <math:mo math:stretchy="false">ˆ</math:mo>
              </math:mover>
              <math:mrow>
                <math:mo math:stretchy="false">(</math:mo>
                <math:mi math:fontstyle="normal">ω</math:mi>
                <math:mo math:stretchy="false">)</math:mo>
              </math:mrow>
            </math:mrow>
          </math:mfenced>
        </math:mrow>
        <math:mo math:stretchy="false">=</math:mo>
        <math:mrow>
          <math:munder>
            <math:munder math:accent="true">
              <math:mfenced math:open="∣" math:close="∣">
                <math:msup>
                  <math:mi math:fontstyle="normal">e</math:mi>
                  <math:mi>iω</math:mi>
                </math:msup>
              </math:mfenced>
              <math:mo math:stretchy="false"></math:mo>
            </math:munder>
            <math:mn>1</math:mn>
          </math:munder>
          <math:mo math:stretchy="false">⋅</math:mo>
          <math:mfenced math:open="∣" math:close="∣">
            <math:mrow>
              <math:mover math:accent="true">
                <math:mi math:fontstyle="normal">ƒ</math:mi>
                <math:mo math:stretchy="false">ˆ</math:mo>
              </math:mover>
              <math:mrow>
                <math:mo math:stretchy="false">(</math:mo>
                <math:mi math:fontstyle="normal">ω</math:mi>
                <math:mo math:stretchy="false">)</math:mo>
              </math:mrow>
            </math:mrow>
          </math:mfenced>
        </math:mrow>
      </math:mrow>
      <math:mo math:stretchy="false">=</math:mo>
      <math:mfenced math:open="∣" math:close="∣">
        <math:mrow>
          <math:mover math:accent="true">
            <math:mi math:fontstyle="normal">ƒ</math:mi>
            <math:mo math:stretchy="false">ˆ</math:mo>
          </math:mover>
          <math:mrow>
            <math:mo math:stretchy="false">(</math:mo>
            <math:mi math:fontstyle="normal">ω</math:mi>
            <math:mo math:stretchy="false">)</math:mo>
          </math:mrow>
        </math:mrow>
      </math:mfenced>
    </math:mrow>
    <math:annotation math:encoding="StarMath 5.0">abs {ℱ left ( ƒ(t - 1) right )} = abs {e^{iω} hat ƒ (ω)} = {{abs {e^{iω}}} underbrace 1} cdot abs {hat ƒ (ω)} = abs {hat ƒ (ω)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i/>
      <math:mi math:fontstyle="normal">δ</math:mi>
      <math:mrow>
        <math:mo math:stretchy="false">(</math:mo>
        <math:mi math:fontstyle="normal">t</math:mi>
        <math:mo math:stretchy="false">)</math:mo>
      </math:mrow>
      <math:mi/>
      <math:mrow>
        <math:mi>dt</math:mi>
        <math:mo math:stretchy="false">=</math:mo>
        <math:mi math:fontstyle="normal">ƒ</math:mi>
      </math:mrow>
      <math:mrow>
        <math:mo math:stretchy="false">(</math:mo>
        <math:mn>0</math:mn>
        <math:mo math:stretchy="false">)</math:mo>
      </math:mrow>
    </math:mrow>
    <math:annotation math:encoding="StarMath 5.0">{size *1.25 int from {-infinity} to infinity ""} ƒ(t) ` δ(t) `dt = ƒ(0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sup>
        <math:mi math:fontstyle="normal">u</math:mi>
        <math:mi math:fontstyle="normal">x</math:mi>
        <math:mstyle math:fontsize="4.2pt">
          <math:mrow>
            <math:mtext> |</math:mtext>
          </math:mrow>
        </math:mstyle>
      </math:msubsup>
      <math:mo math:stretchy="false">=</math:mo>
      <math:mrow>
        <math:mi math:fontstyle="normal">u</math:mi>
        <math:mo math:stretchy="false">+</math:mo>
        <math:msubsup>
          <math:mi math:fontstyle="normal">u</math:mi>
          <math:mi math:fontstyle="normal">y</math:mi>
          <math:mstyle math:fontsize="4.2pt">
            <math:mrow>
              <math:mtext> |</math:mtext>
            </math:mrow>
          </math:mstyle>
        </math:msubsup>
      </math:mrow>
    </math:mrow>
    <math:annotation math:encoding="StarMath 5.0">u sup {size -3 " |"} sub x = u + u sup {size -3 " |"} sub y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row>
            <math:mi math:fontstyle="normal">a</math:mi>
            <math:mi math:fontstyle="normal">→</math:mi>
            <math:msup>
              <math:mn>0</math:mn>
              <math:mtext>+</math:mtext>
            </math:msup>
          </math:mrow>
        </math:munder>
        <math:mi/>
      </math:mrow>
      <math:mfrac>
        <math:mn>1</math:mn>
        <math:mn>2a</math:mn>
      </math:mfrac>
      <math:mfenced math:open="" math:close="">
        <math:mrow>
          <math:mi math:fontstyle="normal">U</math:mi>
          <math:mrow>
            <math:mrow>
              <math:mo math:stretchy="false">(</math:mo>
              <math:mrow>
                <math:mi math:fontstyle="normal">t</math:mi>
                <math:mo math:stretchy="false">+</math:mo>
                <math:mi math:fontstyle="normal">a</math:mi>
              </math:mrow>
              <math:mo math:stretchy="false">)</math:mo>
            </math:mrow>
            <math:mo math:stretchy="false">−</math:mo>
            <math:mi math:fontstyle="normal">U</math:mi>
          </math:mrow>
          <math:mrow>
            <math:mo math:stretchy="false">(</math:mo>
            <math:mrow>
              <math:mi math:fontstyle="normal">t</math:mi>
              <math:mo math:stretchy="false">−</math:mo>
              <math:mi math:fontstyle="normal">a</math:mi>
            </math:mrow>
            <math:mo math:stretchy="false">)</math:mo>
          </math:mrow>
        </math:mrow>
      </math:mfenced>
      <math:mi/>
      <math:mi math:fontstyle="normal">≔</math:mi>
      <math:mi/>
      <math:mi math:fontstyle="normal">δ</math:mi>
      <math:mrow>
        <math:mo math:stretchy="false">(</math:mo>
        <math:mi math:fontstyle="normal">t</math:mi>
        <math:mo math:stretchy="false">)</math:mo>
      </math:mrow>
    </math:mrow>
    <math:annotation math:encoding="StarMath 5.0">lim from {a → 0^"+"} ~ {1 over 2a} left (U(t + a) - U(t - a) right ) `≔` δ(t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frac>
        <math:mn>1</math:mn>
        <math:mn>2a</math:mn>
      </math:mfrac>
      <math:mfenced math:open="" math:close="">
        <math:mrow>
          <math:mi math:fontstyle="normal">U</math:mi>
          <math:mrow>
            <math:mrow>
              <math:mo math:stretchy="false">(</math:mo>
              <math:mrow>
                <math:mi math:fontstyle="normal">t</math:mi>
                <math:mo math:stretchy="false">+</math:mo>
                <math:mi math:fontstyle="normal">a</math:mi>
              </math:mrow>
              <math:mo math:stretchy="false">)</math:mo>
            </math:mrow>
            <math:mo math:stretchy="false">−</math:mo>
            <math:mi math:fontstyle="normal">U</math:mi>
          </math:mrow>
          <math:mrow>
            <math:mo math:stretchy="false">(</math:mo>
            <math:mrow>
              <math:mi math:fontstyle="normal">t</math:mi>
              <math:mo math:stretchy="false">−</math:mo>
              <math:mi math:fontstyle="normal">a</math:mi>
            </math:mrow>
            <math:mo math:stretchy="false">)</math:mo>
          </math:mrow>
        </math:mrow>
      </math:mfenced>
      <math:mi/>
      <math:mrow>
        <math:mi>dt</math:mi>
        <math:mo math:stretchy="false">=</math:mo>
        <math:mn>1</math:mn>
      </math:mrow>
    </math:mrow>
    <math:annotation math:encoding="StarMath 5.0">{size *1.25 int from {-infinity} to infinity ""} {1 over 2a} left ( U(t + a) - U(t - a) right ) `dt = 1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⋅</math:mo>
        <math:mfrac>
          <math:mn>1</math:mn>
          <math:mn>2a</math:mn>
        </math:mfrac>
      </math:mrow>
      <math:mfenced math:open="" math:close="">
        <math:mrow>
          <math:mi math:fontstyle="normal">U</math:mi>
          <math:mrow>
            <math:mrow>
              <math:mo math:stretchy="false">(</math:mo>
              <math:mrow>
                <math:mi math:fontstyle="normal">t</math:mi>
                <math:mo math:stretchy="false">+</math:mo>
                <math:mi math:fontstyle="normal">a</math:mi>
              </math:mrow>
              <math:mo math:stretchy="false">)</math:mo>
            </math:mrow>
            <math:mo math:stretchy="false">−</math:mo>
            <math:mi math:fontstyle="normal">U</math:mi>
          </math:mrow>
          <math:mrow>
            <math:mo math:stretchy="false">(</math:mo>
            <math:mrow>
              <math:mi math:fontstyle="normal">t</math:mi>
              <math:mo math:stretchy="false">−</math:mo>
              <math:mi math:fontstyle="normal">a</math:mi>
            </math:mrow>
            <math:mo math:stretchy="false">)</math:mo>
          </math:mrow>
        </math:mrow>
      </math:mfenced>
      <math:mi/>
      <math:mi>dt</math:mi>
      <math:munder>
        <math:mi math:fontstyle="normal">≃</math:mi>
        <math:mrow>
          <math:mi math:fontstyle="normal">a</math:mi>
          <math:mi math:fontstyle="normal">→</math:mi>
          <math:msup>
            <math:mn>0</math:mn>
            <math:mtext>+</math:mtext>
          </math:msup>
        </math:mrow>
      </math:munder>
      <math:mi math:fontstyle="normal">ƒ</math:mi>
      <math:mrow>
        <math:mrow>
          <math:mrow>
            <math:mrow>
              <math:mo math:stretchy="false">(</math:mo>
              <math:mn>0</math:mn>
              <math:mo math:stretchy="false">)</math:mo>
            </math:mrow>
            <math:mo math:stretchy="false">⋅</math:mo>
            <math:mfrac>
              <math:mn>1</math:mn>
              <math:mn>2a</math:mn>
            </math:mfrac>
          </math:mrow>
          <math:mo math:stretchy="false">⋅</math:mo>
          <math:mn>2a</math:mn>
        </math:mrow>
        <math:mo math:stretchy="false">=</math:mo>
        <math:mi math:fontstyle="normal">ƒ</math:mi>
      </math:mrow>
      <math:mrow>
        <math:mo math:stretchy="false">(</math:mo>
        <math:mn>0</math:mn>
        <math:mo math:stretchy="false">)</math:mo>
      </math:mrow>
    </math:mrow>
    <math:annotation math:encoding="StarMath 5.0">{size *1.25 int from {-infinity} to infinity ""} ƒ(t) cdot {1 over 2a} left ( U(t + a) - U(t - a) right ) `dt ≃ csub {a → 0^"+"} ƒ(0) cdot {1 over 2a} cdot 2a = ƒ(0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row>
                <math:mi math:fontstyle="normal">X</math:mi>
                <math:mi math:fontstyle="normal">'</math:mi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row>
            <math:mrow>
              <math:mrow>
                <math:mi math:fontstyle="normal">X</math:mi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row>
          </math:mfrac>
          <math:mo math:stretchy="false">=</math:mo>
          <math:mrow>
            <math:mn>1</math:mn>
            <math:mo math:stretchy="false">+</math:mo>
            <math:mfrac>
              <math:mrow>
                <math:mrow>
                  <math:mi math:fontstyle="normal">Y</math:mi>
                  <math:mi math:fontstyle="normal">'</math:mi>
                  <math:mrow>
                    <math:mo math:stretchy="false">(</math:mo>
                    <math:mi math:fontstyle="normal">y</math:mi>
                    <math:mo math:stretchy="false">)</math:mo>
                  </math:mrow>
                </math:mrow>
              </math:mrow>
              <math:mrow>
                <math:mrow>
                  <math:mi math:fontstyle="normal">Y</math:mi>
                  <math:mrow>
                    <math:mo math:stretchy="false">(</math:mo>
                    <math:mi math:fontstyle="normal">y</math:mi>
                    <math:mo math:stretchy="false">)</math:mo>
                  </math:mrow>
                </math:mrow>
              </math:mrow>
            </math:mfrac>
          </math:mrow>
        </math:mrow>
        <math:mo math:stretchy="false">=</math:mo>
        <math:mi math:fontstyle="normal">“</math:mi>
      </math:mrow>
      <math:mi>konstant</math:mi>
      <math:mrow>
        <math:mi math:fontstyle="normal">”</math:mi>
        <math:mo math:stretchy="false">=</math:mo>
        <math:mo math:stretchy="false">λ</math:mo>
      </math:mrow>
    </math:mrow>
    <math:annotation math:encoding="StarMath 5.0">{{alignc X'(x)} over {alignc X(x)}} = 1 + {{alignc Y'(y)} over {alignc Y(y)}} = “konstant” = %lambd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i math:fontstyle="normal">X</math:mi>
              <math:mi math:fontstyle="normal">'</math:mi>
              <math:mrow>
                <math:mrow>
                  <math:mo math:stretchy="false">(</math:mo>
                  <math:mi math:fontstyle="normal">x</math:mi>
                  <math:mo math:stretchy="false">)</math:mo>
                </math:mrow>
                <math:mo math:stretchy="false">−</math:mo>
                <math:mo math:stretchy="false">λ</math:mo>
              </math:mrow>
              <math:mi math:fontstyle="normal">X</math:mi>
              <math:mrow>
                <math:mrow>
                  <math:mo math:stretchy="false">(</math:mo>
                  <math:mi math:fontstyle="normal">x</math:mi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  <math:mtr>
          <math:mrow>
            <math:mrow>
              <math:mi math:fontstyle="normal">Y</math:mi>
              <math:mi math:fontstyle="normal">'</math:mi>
              <math:mrow>
                <math:mrow>
                  <math:mo math:stretchy="false">(</math:mo>
                  <math:mi math:fontstyle="normal">y</math:mi>
                  <math:mo math:stretchy="false">)</math:mo>
                </math:mrow>
                <math:mo math:stretchy="false">−</math:mo>
                <math:mrow>
                  <math:mo math:stretchy="false">(</math:mo>
                  <math:mrow>
                    <math:mo math:stretchy="false">λ</math:mo>
                    <math:mo math:stretchy="false">−</math:mo>
                    <math:mn>1</math:mn>
                  </math:mrow>
                  <math:mo math:stretchy="false">)</math:mo>
                </math:mrow>
              </math:mrow>
              <math:mi math:fontstyle="normal">Y</math:mi>
              <math:mrow>
                <math:mrow>
                  <math:mo math:stretchy="false">(</math:mo>
                  <math:mi math:fontstyle="normal">y</math:mi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</math:mtable>
    </math:mrow>
    <math:annotation math:encoding="StarMath 5.0">left lbrace stack{ alignl

X'(x) - %lambda X(x) = 0
# alignl
Y'(y) - (%lambda - 1)Y(y) = 0

} right non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i math:fontstyle="normal">X</math:mi>
              <math:mrow>
                <math:mrow>
                  <math:mo math:stretchy="false">(</math:mo>
                  <math:mi math:fontstyle="normal">x</math:mi>
                  <math:mo math:stretchy="false">)</math:mo>
                </math:mrow>
                <math:mo math:stretchy="false">=</math:mo>
                <math:msup>
                  <math:mi>Ae</math:mi>
                  <math:mrow>
                    <math:mo math:stretchy="false">λ</math:mo>
                    <math:mi math:fontstyle="normal">x</math:mi>
                  </math:mrow>
                </math:msup>
              </math:mrow>
            </math:mrow>
          </math:mrow>
        </math:mtr>
        <math:mtr>
          <math:mrow>
            <math:mrow>
              <math:mi math:fontstyle="normal">Y</math:mi>
              <math:mrow>
                <math:mrow>
                  <math:mo math:stretchy="false">(</math:mo>
                  <math:mi math:fontstyle="normal">y</math:mi>
                  <math:mo math:stretchy="false">)</math:mo>
                </math:mrow>
                <math:mo math:stretchy="false">=</math:mo>
                <math:msup>
                  <math:mi>Be</math:mi>
                  <math:mrow>
                    <math:mrow>
                      <math:mo math:stretchy="false">(</math:mo>
                      <math:mrow>
                        <math:mo math:stretchy="false">λ</math:mo>
                        <math:mo math:stretchy="false">−</math:mo>
                        <math:mn>1</math:mn>
                      </math:mrow>
                      <math:mo math:stretchy="false">)</math:mo>
                    </math:mrow>
                    <math:mi math:fontstyle="normal">y</math:mi>
                  </math:mrow>
                </math:msup>
              </math:mrow>
            </math:mrow>
          </math:mrow>
        </math:mtr>
      </math:mtable>
    </math:mrow>
    <math:annotation math:encoding="StarMath 5.0">left lbrace stack{ alignl

X(x) = Ae^{%lambda x}
# alignl
Y(y) = Be^{(%lambda - 1) y}

} right non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ƒ</math:mi>
          <math:mo math:stretchy="false">ˆ</math:mo>
        </math:mover>
        <math:mo math:stretchy="false">=</math:mo>
        <math:mi math:fontstyle="normal">ℱ</math:mi>
      </math:mrow>
      <math:mrow>
        <math:mo math:stretchy="false">(</math:mo>
        <math:mrow>
          <math:mi math:fontstyle="normal">ƒ</math:mi>
          <math:mrow>
            <math:mo math:stretchy="false">(</math:mo>
            <math:mi math:fontstyle="normal">t</math:mi>
            <math:mo math:stretchy="false">)</math:mo>
          </math:mrow>
        </math:mrow>
        <math:mo math:stretchy="false">)</math:mo>
      </math:mrow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ƒ</math:mi>
      <math:mrow>
        <math:mo math:stretchy="false">(</math:mo>
        <math:mi math:fontstyle="normal">t</math:mi>
        <math:mo math:stretchy="false">)</math:mo>
      </math:mrow>
      <math:msup>
        <math:mi math:fontstyle="normal">e</math:mi>
        <math:mi>iωt</math:mi>
      </math:msup>
      <math:mi/>
      <math:mi>dt</math:mi>
    </math:mrow>
    <math:annotation math:encoding="StarMath 5.0">hat ƒ = ℱ(ƒ(t))(ω) = {size *1.25 int from {-infinity} to infinity ""} ƒ(t)e^{iωt}`dt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ℱ</math:mi>
        <math:mrow>
          <math:mo math:stretchy="false">−</math:mo>
          <math:mn>1</math:mn>
        </math:mrow>
      </math:msup>
      <math:mrow>
        <math:mrow>
          <math:mo math:stretchy="false">(</math:mo>
          <math:mover math:accent="true">
            <math:mi math:fontstyle="normal">ƒ</math:mi>
            <math:mo math:stretchy="false">ˆ</math:mo>
          </math:mover>
          <math:mo math:stretchy="false">)</math:mo>
        </math:mrow>
        <math:mo math:stretchy="false">=</math:mo>
        <math:mi math:fontstyle="normal">ƒ</math:mi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~</math:mo>
        <math:mfrac>
          <math:mn>1</math:mn>
          <math:mn>2π</math:mn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  <math:msup>
        <math:mi math:fontstyle="normal">e</math:mi>
        <math:mrow>
          <math:mo math:stretchy="false">−</math:mo>
          <math:mi>iωt</math:mi>
        </math:mrow>
      </math:msup>
      <math:mi/>
      <math:mi>dω</math:mi>
    </math:mrow>
    <math:annotation math:encoding="StarMath 5.0">ℱ^{-1}(hat ƒ) = ƒ(t) sim {1 over 2π} {size *1.25 int from {-infinity} to infinity ""} hat ƒ (ω) e^{-iωt}`dω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i>aƒ</math:mi>
          <math:mrow>
            <math:mrow>
              <math:mo math:stretchy="false">(</math:mo>
              <math:mi math:fontstyle="normal">T</math:mi>
              <math:mo math:stretchy="false">)</math:mo>
            </math:mrow>
            <math:mo math:stretchy="false">+</math:mo>
            <math:mi>bg</math:mi>
          </math:mrow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i math:fontstyle="normal">a</math:mi>
      </math:mrow>
      <math:mi math:fontstyle="normal">ℱ</math:mi>
      <math:mfenced math:open="" math:close="">
        <math:mrow>
          <math:mi math:fontstyle="normal">ƒ</math:mi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+</math:mo>
        <math:mi math:fontstyle="normal">b</math:mi>
      </math:mrow>
      <math:mi math:fontstyle="normal">ℱ</math:mi>
      <math:mfenced math:open="" math:close="">
        <math:mrow>
          <math:mi math:fontstyle="normal">g</math:mi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o math:stretchy="false">(</math:mo>
        <math:mi math:fontstyle="normal">ω</math:mi>
        <math:mo math:stretchy="false">)</math:mo>
      </math:mrow>
    </math:mrow>
    <math:annotation math:encoding="StarMath 5.0">ℱ left ( aƒ(T) + bg(t) right ) (ω) = a ℱ left ( ƒ(t) right ) (ω) + b ℱ left ( g(t) right ) (ω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over math:accent="true">
            <math:mi math:fontstyle="normal">ƒ</math:mi>
            <math:mo math:stretchy="false">ˆ</math:mo>
          </math:mover>
          <math:mrow>
            <math:mo math:stretchy="false">(</math:mo>
            <math:mi math:fontstyle="normal">ω</math:mi>
            <math:mo math:stretchy="false">)</math:mo>
          </math:mrow>
        </math:mrow>
      </math:mfenced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n>2π</math:mn>
      </math:mrow>
      <math:mi/>
      <math:mi math:fontstyle="normal">ƒ</math:mi>
      <math:mrow>
        <math:mo math:stretchy="false">(</math:mo>
        <math:mrow>
          <math:mo math:stretchy="false">−</math:mo>
          <math:mi math:fontstyle="normal">t</math:mi>
        </math:mrow>
        <math:mo math:stretchy="false">)</math:mo>
      </math:mrow>
    </math:mrow>
    <math:annotation math:encoding="StarMath 5.0">ℱ left ( hat ƒ(ω) right ) (t) = 2π`ƒ(-t)</math:annotation>
  </math:semantics>
</math:math>
</file>